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744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1764in"/>
    </style:style>
    <style:style style:name="co4" style:family="table-column">
      <style:table-column-properties fo:break-before="auto" style:column-width="0.6102in"/>
    </style:style>
    <style:style style:name="co5" style:family="table-column">
      <style:table-column-properties fo:break-before="auto" style:column-width="0.739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1.3571in"/>
    </style:style>
    <style:style style:name="co8" style:family="table-column">
      <style:table-column-properties fo:break-before="auto" style:column-width="0.8244in"/>
    </style:style>
    <style:style style:name="co9" style:family="table-column">
      <style:table-column-properties fo:break-before="auto" style:column-width="1.3252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7717in"/>
    </style:style>
    <style:style style:name="co13" style:family="table-column">
      <style:table-column-properties fo:break-before="auto" style:column-width="1.4055in"/>
    </style:style>
    <style:style style:name="co14" style:family="table-column">
      <style:table-column-properties fo:break-before="auto" style:column-width="1.3827in"/>
    </style:style>
    <style:style style:name="co15" style:family="table-column">
      <style:table-column-properties fo:break-before="auto" style:column-width="1.6799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1.9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123"/>
    <style:style style:name="ce48" style:family="table-cell" style:parent-style-name="Default" style:data-style-name="N124"/>
    <style:style style:name="ce2" style:family="table-cell" style:parent-style-name="Default" style:data-style-name="N122"/>
    <style:style style:name="ce5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5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7" style:family="table-cell" style:parent-style-name="Pivot_20_Table_20_Field">
      <style:table-cell-properties fo:border="0.99pt solid #000000"/>
    </style:style>
    <style:style style:name="ce5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6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4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5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66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67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6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0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71" style:family="table-cell" style:parent-style-name="Pivot_20_Table_20_Value" style:data-style-name="N122"/>
    <style:style style:name="ce72" style:family="table-cell" style:parent-style-name="Pivot_20_Table_20_Value" style:data-style-name="N122">
      <style:table-cell-properties fo:border-bottom="0.99pt solid #000000" fo:border-left="none" fo:border-right="none" fo:border-top="none"/>
    </style:style>
    <style:style style:name="ce73" style:family="table-cell" style:parent-style-name="Pivot_20_Table_20_Value" style:data-style-name="N122">
      <style:table-cell-properties fo:border-bottom="2.01pt solid #000000" fo:border-left="none" fo:border-right="none" fo:border-top="none"/>
    </style:style>
    <style:style style:name="ce74" style:family="table-cell" style:parent-style-name="Pivot_20_Table_20_Value" style:data-style-name="N123">
      <style:table-cell-properties fo:border-bottom="none" fo:border-left="none" fo:border-right="none" fo:border-top="0.99pt solid #000000"/>
    </style:style>
    <style:style style:name="ce75" style:family="table-cell" style:parent-style-name="Pivot_20_Table_20_Value" style:data-style-name="N123"/>
    <style:style style:name="ce76" style:family="table-cell" style:parent-style-name="Pivot_20_Table_20_Value" style:data-style-name="N123">
      <style:table-cell-properties fo:border-bottom="0.99pt solid #000000" fo:border-left="none" fo:border-right="none" fo:border-top="none"/>
    </style:style>
    <style:style style:name="ce77" style:family="table-cell" style:parent-style-name="Pivot_20_Table_20_Value" style:data-style-name="N123">
      <style:table-cell-properties fo:border-bottom="2.01pt solid #000000" fo:border-left="none" fo:border-right="none" fo:border-top="none"/>
    </style:style>
    <style:style style:name="ce7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8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87" style:family="table-cell" style:parent-style-name="Pivot_20_Table_20_Value" style:data-style-name="N4">
      <style:table-cell-properties fo:border-bottom="none" fo:border-left="0.99pt solid #000000" fo:border-right="2.01pt solid #000000" fo:border-top="none"/>
    </style:style>
    <style:style style:name="ce88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89" style:family="table-cell" style:parent-style-name="Pivot_20_Table_20_Value" style:data-style-name="N4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4"/>
        <table:table-column table:style-name="co12" table:default-cell-style-name="ce4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unk Size (KB)</text:p>
          </table:table-cell>
          <table:table-cell office:value-type="string" calcext:value-type="string">
            <text:p>Chunk Size (MB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# of Lambda request</text:p>
          </table:table-cell>
          <table:table-cell office:value-type="string" calcext:value-type="string">
            <text:p># of request</text:p>
          </table:table-cell>
          <table:table-cell office:value-type="string" calcext:value-type="string">
            <text:p>Billed Duration (ms)</text:p>
          </table:table-cell>
          <table:table-cell office:value-type="string" calcext:value-type="string">
            <text:p>Avg Lambda Time (ms)</text:p>
          </table:table-cell>
          <table:table-cell office:value-type="string" calcext:value-type="string">
            <text:p>Lambda Cost</text:p>
          </table:table-cell>
          <table:table-cell office:value-type="string" calcext:value-type="string">
            <text:p>Data transferred Size (MB)</text:p>
          </table:table-cell>
          <table:table-cell office:value-type="string" calcext:value-type="string">
            <text:p>Get Cost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Sun Jul 31 02:40:07 2022</text:p>
          </table:table-cell>
          <table:table-cell office:value-type="float" office:value="4096" calcext:value-type="float">
            <text:p>4096</text:p>
          </table:table-cell>
          <table:table-cell table:formula="of:=[.B2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40.1912" calcext:value-type="float">
            <text:p>40.19</text:p>
          </table:table-cell>
          <table:table-cell office:value-type="float" office:value="1659249607574" calcext:value-type="float">
            <text:p>1659249607574</text:p>
          </table:table-cell>
          <table:table-cell office:value-type="float" office:value="1659249664108" calcext:value-type="float">
            <text:p>1659249664108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626846" calcext:value-type="float">
            <text:p>626846</text:p>
          </table:table-cell>
          <table:table-cell table:formula="of:=[.J2]/[.H2]" office:value-type="float" office:value="5055.20967741936" calcext:value-type="float">
            <text:p>5,055.21</text:p>
          </table:table-cell>
          <table:table-cell table:formula="of:=0.2*[.H2]/1000000+0.0000167/1000*[.J2]/1024*256" office:value-type="float" office:value="0.00264188205" calcext:value-type="float">
            <text:p>0.00264</text:p>
          </table:table-cell>
          <table:table-cell table:formula="of:=IF([.D2]=&quot;Lambda&quot;; 4092.25; 4096)" office:value-type="float" office:value="4092.25" calcext:value-type="float">
            <text:p>4,092.25000</text:p>
          </table:table-cell>
          <table:table-cell table:style-name="ce48" table:formula="of:=[.M2]*0.05/1024+[.I2]*0.4/1000000" office:value-type="float" office:value="0.20022649453125" calcext:value-type="float">
            <text:p>0.200226</text:p>
          </table:table-cell>
          <table:table-cell table:style-name="ce2" table:formula="of:=[.L2]+[.N2]" office:value-type="float" office:value="0.20286837658125" calcext:value-type="float">
            <text:p>0.2029</text:p>
          </table:table-cell>
        </table:table-row>
        <table:table-row table:style-name="ro1">
          <table:table-cell office:value-type="string" calcext:value-type="string">
            <text:p>Sun Jul 31 02:41:11 2022</text:p>
          </table:table-cell>
          <table:table-cell office:value-type="float" office:value="1024" calcext:value-type="float">
            <text:p>1024</text:p>
          </table:table-cell>
          <table:table-cell table:formula="of:=[.B3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5238" calcext:value-type="float">
            <text:p>40.52</text:p>
          </table:table-cell>
          <table:table-cell office:value-type="float" office:value="1659249672065" calcext:value-type="float">
            <text:p>1659249672065</text:p>
          </table:table-cell>
          <table:table-cell office:value-type="float" office:value="1659249730716" calcext:value-type="float">
            <text:p>1659249730716</text:p>
          </table:table-cell>
          <table:table-cell office:value-type="float" office:value="252" calcext:value-type="float">
            <text:p>252</text:p>
          </table:table-cell>
          <table:table-cell office:value-type="float" office:value="4096" calcext:value-type="float">
            <text:p>4096</text:p>
          </table:table-cell>
          <table:table-cell office:value-type="float" office:value="134314" calcext:value-type="float">
            <text:p>134314</text:p>
          </table:table-cell>
          <table:table-cell table:formula="of:=[.J3]/[.H3]" office:value-type="float" office:value="532.992063492064" calcext:value-type="float">
            <text:p>532.99</text:p>
          </table:table-cell>
          <table:table-cell table:formula="of:=0.2*[.H3]/1000000+0.0000167/1000*[.J3]/1024*256" office:value-type="float" office:value="0.00061116095" calcext:value-type="float">
            <text:p>0.00061</text:p>
          </table:table-cell>
          <table:table-cell table:formula="of:=IF([.D3]=&quot;Lambda&quot;; 4092.25; 4096)" office:value-type="float" office:value="4092.25" calcext:value-type="float">
            <text:p>4,092.25000</text:p>
          </table:table-cell>
          <table:table-cell table:style-name="ce48" table:formula="of:=[.M3]*0.05/1024+[.I3]*0.4/1000000" office:value-type="float" office:value="0.20145529453125" calcext:value-type="float">
            <text:p>0.201455</text:p>
          </table:table-cell>
          <table:table-cell table:style-name="ce2" table:formula="of:=[.L3]+[.N3]" office:value-type="float" office:value="0.20206645548125" calcext:value-type="float">
            <text:p>0.2021</text:p>
          </table:table-cell>
        </table:table-row>
        <table:table-row table:style-name="ro1">
          <table:table-cell office:value-type="string" calcext:value-type="string">
            <text:p>Sun Jul 31 02:42:30 2022</text:p>
          </table:table-cell>
          <table:table-cell office:value-type="float" office:value="4096" calcext:value-type="float">
            <text:p>4096</text:p>
          </table:table-cell>
          <table:table-cell table:formula="of:=[.B4]/1024" office:value-type="float" office:value="4" calcext:value-type="float">
            <text:p>4</text:p>
          </table:table-cell>
          <table:table-cell office:value-type="string" calcext:value-type="string">
            <text:p>GET</text:p>
          </table:table-cell>
          <table:table-cell office:value-type="float" office:value="39.7984" calcext:value-type="float">
            <text:p>39.80</text:p>
          </table:table-cell>
          <table:table-cell office:value-type="float" office:value="1659249751123" calcext:value-type="float">
            <text:p>1659249751123</text:p>
          </table:table-cell>
          <table:table-cell office:value-type="float" office:value="1659249809892" calcext:value-type="float">
            <text:p>165924980989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4]/1000000+0.0000167/1000*[.J4]/1024*256" office:value-type="float" office:value="0" calcext:value-type="float">
            <text:p>0.00000</text:p>
          </table:table-cell>
          <table:table-cell table:formula="of:=IF([.D4]=&quot;Lambda&quot;; 4092.25; 4096)" office:value-type="float" office:value="4096" calcext:value-type="float">
            <text:p>4,096.00000</text:p>
          </table:table-cell>
          <table:table-cell table:style-name="ce48" table:formula="of:=[.M4]*0.05/1024+[.I4]*0.4/1000000" office:value-type="float" office:value="0.2004096" calcext:value-type="float">
            <text:p>0.200410</text:p>
          </table:table-cell>
          <table:table-cell table:style-name="ce2" table:formula="of:=[.L4]+[.N4]" office:value-type="float" office:value="0.2004096" calcext:value-type="float">
            <text:p>0.2004</text:p>
          </table:table-cell>
        </table:table-row>
        <table:table-row table:style-name="ro1">
          <table:table-cell office:value-type="string" calcext:value-type="string">
            <text:p>Sun Jul 31 02:43:49 2022</text:p>
          </table:table-cell>
          <table:table-cell office:value-type="float" office:value="1024" calcext:value-type="float">
            <text:p>1024</text:p>
          </table:table-cell>
          <table:table-cell table:formula="of:=[.B5]/1024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39.9917" calcext:value-type="float">
            <text:p>39.99</text:p>
          </table:table-cell>
          <table:table-cell office:value-type="float" office:value="1659249830004" calcext:value-type="float">
            <text:p>1659249830004</text:p>
          </table:table-cell>
          <table:table-cell office:value-type="float" office:value="1659249892856" calcext:value-type="float">
            <text:p>165924989285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5]/1000000+0.0000167/1000*[.J5]/1024*256" office:value-type="float" office:value="0" calcext:value-type="float">
            <text:p>0.00000</text:p>
          </table:table-cell>
          <table:table-cell table:formula="of:=IF([.D5]=&quot;Lambda&quot;; 4092.25; 4096)" office:value-type="float" office:value="4096" calcext:value-type="float">
            <text:p>4,096.00000</text:p>
          </table:table-cell>
          <table:table-cell table:style-name="ce48" table:formula="of:=[.M5]*0.05/1024+[.I5]*0.4/1000000" office:value-type="float" office:value="0.2016384" calcext:value-type="float">
            <text:p>0.201638</text:p>
          </table:table-cell>
          <table:table-cell table:style-name="ce2" table:formula="of:=[.L5]+[.N5]" office:value-type="float" office:value="0.2016384" calcext:value-type="float">
            <text:p>0.2016</text:p>
          </table:table-cell>
        </table:table-row>
        <table:table-row table:style-name="ro1">
          <table:table-cell office:value-type="string" calcext:value-type="string">
            <text:p>Sun Jul 31 02:45:08 2022</text:p>
          </table:table-cell>
          <table:table-cell office:value-type="float" office:value="256" calcext:value-type="float">
            <text:p>256</text:p>
          </table:table-cell>
          <table:table-cell table:formula="of:=[.B6]/1024"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40.2748" calcext:value-type="float">
            <text:p>40.27</text:p>
          </table:table-cell>
          <table:table-cell office:value-type="float" office:value="1659249909090" calcext:value-type="float">
            <text:p>1659249909090</text:p>
          </table:table-cell>
          <table:table-cell office:value-type="float" office:value="1659249965063" calcext:value-type="float">
            <text:p>1659249965063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6]/1000000+0.0000167/1000*[.J6]/1024*256" office:value-type="float" office:value="0" calcext:value-type="float">
            <text:p>0.00000</text:p>
          </table:table-cell>
          <table:table-cell table:formula="of:=IF([.D6]=&quot;Lambda&quot;; 4092.25; 4096)" office:value-type="float" office:value="4096" calcext:value-type="float">
            <text:p>4,096.00000</text:p>
          </table:table-cell>
          <table:table-cell table:style-name="ce48" table:formula="of:=[.M6]*0.05/1024+[.I6]*0.4/1000000" office:value-type="float" office:value="0.2065536" calcext:value-type="float">
            <text:p>0.206554</text:p>
          </table:table-cell>
          <table:table-cell table:style-name="ce2" table:formula="of:=[.L6]+[.N6]" office:value-type="float" office:value="0.2065536" calcext:value-type="float">
            <text:p>0.2066</text:p>
          </table:table-cell>
        </table:table-row>
        <table:table-row table:style-name="ro1">
          <table:table-cell office:value-type="string" calcext:value-type="string">
            <text:p>Sun Jul 31 02:46:11 2022</text:p>
          </table:table-cell>
          <table:table-cell office:value-type="float" office:value="64" calcext:value-type="float">
            <text:p>64</text:p>
          </table:table-cell>
          <table:table-cell table:formula="of:=[.B7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42.6327" calcext:value-type="float">
            <text:p>42.63</text:p>
          </table:table-cell>
          <table:table-cell office:value-type="float" office:value="1659249971695" calcext:value-type="float">
            <text:p>1659249971695</text:p>
          </table:table-cell>
          <table:table-cell office:value-type="float" office:value="1659250035662" calcext:value-type="float">
            <text:p>1659250035662</text:p>
          </table:table-cell>
          <table:table-cell office:value-type="float" office:value="1020" calcext:value-type="float">
            <text:p>1020</text:p>
          </table:table-cell>
          <table:table-cell office:value-type="float" office:value="65536" calcext:value-type="float">
            <text:p>65536</text:p>
          </table:table-cell>
          <table:table-cell office:value-type="float" office:value="444914" calcext:value-type="float">
            <text:p>444914</text:p>
          </table:table-cell>
          <table:table-cell table:formula="of:=[.J7]/[.H7]" office:value-type="float" office:value="436.190196078431" calcext:value-type="float">
            <text:p>436.19</text:p>
          </table:table-cell>
          <table:table-cell table:formula="of:=0.2*[.H7]/1000000+0.0000167/1000*[.J7]/1024*256" office:value-type="float" office:value="0.00206151595" calcext:value-type="float">
            <text:p>0.00206</text:p>
          </table:table-cell>
          <table:table-cell table:formula="of:=IF([.D7]=&quot;Lambda&quot;; 4092.25; 4096)" office:value-type="float" office:value="4092.25" calcext:value-type="float">
            <text:p>4,092.25000</text:p>
          </table:table-cell>
          <table:table-cell table:style-name="ce48" table:formula="of:=[.M7]*0.05/1024+[.I7]*0.4/1000000" office:value-type="float" office:value="0.22603129453125" calcext:value-type="float">
            <text:p>0.226031</text:p>
          </table:table-cell>
          <table:table-cell table:style-name="ce2" table:formula="of:=[.L7]+[.N7]" office:value-type="float" office:value="0.22809281048125" calcext:value-type="float">
            <text:p>0.2281</text:p>
          </table:table-cell>
        </table:table-row>
        <table:table-row table:style-name="ro1">
          <table:table-cell office:value-type="string" calcext:value-type="string">
            <text:p>Sun Jul 31 02:47:29 2022</text:p>
          </table:table-cell>
          <table:table-cell office:value-type="float" office:value="1024" calcext:value-type="float">
            <text:p>1024</text:p>
          </table:table-cell>
          <table:table-cell table:formula="of:=[.B8]/1024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39.538" calcext:value-type="float">
            <text:p>39.54</text:p>
          </table:table-cell>
          <table:table-cell office:value-type="float" office:value="1659250049860" calcext:value-type="float">
            <text:p>1659250049860</text:p>
          </table:table-cell>
          <table:table-cell office:value-type="float" office:value="1659250109559" calcext:value-type="float">
            <text:p>1659250109559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8]/1000000+0.0000167/1000*[.J8]/1024*256" office:value-type="float" office:value="0" calcext:value-type="float">
            <text:p>0.00000</text:p>
          </table:table-cell>
          <table:table-cell table:formula="of:=IF([.D8]=&quot;Lambda&quot;; 4092.25; 4096)" office:value-type="float" office:value="4096" calcext:value-type="float">
            <text:p>4,096.00000</text:p>
          </table:table-cell>
          <table:table-cell table:style-name="ce48" table:formula="of:=[.M8]*0.05/1024+[.I8]*0.4/1000000" office:value-type="float" office:value="0.2016384" calcext:value-type="float">
            <text:p>0.201638</text:p>
          </table:table-cell>
          <table:table-cell table:style-name="ce2" table:formula="of:=[.L8]+[.N8]" office:value-type="float" office:value="0.2016384" calcext:value-type="float">
            <text:p>0.2016</text:p>
          </table:table-cell>
        </table:table-row>
        <table:table-row table:style-name="ro1">
          <table:table-cell office:value-type="string" calcext:value-type="string">
            <text:p>Sun Jul 31 02:48:32 2022</text:p>
          </table:table-cell>
          <table:table-cell office:value-type="float" office:value="1024" calcext:value-type="float">
            <text:p>1024</text:p>
          </table:table-cell>
          <table:table-cell table:formula="of:=[.B9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4503" calcext:value-type="float">
            <text:p>40.45</text:p>
          </table:table-cell>
          <table:table-cell office:value-type="float" office:value="1659250113060" calcext:value-type="float">
            <text:p>1659250113060</text:p>
          </table:table-cell>
          <table:table-cell office:value-type="float" office:value="1659250175724" calcext:value-type="float">
            <text:p>1659250175724</text:p>
          </table:table-cell>
          <table:table-cell office:value-type="float" office:value="252" calcext:value-type="float">
            <text:p>252</text:p>
          </table:table-cell>
          <table:table-cell office:value-type="float" office:value="4096" calcext:value-type="float">
            <text:p>4096</text:p>
          </table:table-cell>
          <table:table-cell office:value-type="float" office:value="118965" calcext:value-type="float">
            <text:p>118965</text:p>
          </table:table-cell>
          <table:table-cell table:formula="of:=[.J9]/[.H9]" office:value-type="float" office:value="472.083333333333" calcext:value-type="float">
            <text:p>472.08</text:p>
          </table:table-cell>
          <table:table-cell table:formula="of:=0.2*[.H9]/1000000+0.0000167/1000*[.J9]/1024*256" office:value-type="float" office:value="0.000547078875" calcext:value-type="float">
            <text:p>0.00055</text:p>
          </table:table-cell>
          <table:table-cell table:formula="of:=IF([.D9]=&quot;Lambda&quot;; 4092.25; 4096)" office:value-type="float" office:value="4092.25" calcext:value-type="float">
            <text:p>4,092.25000</text:p>
          </table:table-cell>
          <table:table-cell table:style-name="ce48" table:formula="of:=[.M9]*0.05/1024+[.I9]*0.4/1000000" office:value-type="float" office:value="0.20145529453125" calcext:value-type="float">
            <text:p>0.201455</text:p>
          </table:table-cell>
          <table:table-cell table:style-name="ce2" table:formula="of:=[.L9]+[.N9]" office:value-type="float" office:value="0.20200237340625" calcext:value-type="float">
            <text:p>0.2020</text:p>
          </table:table-cell>
        </table:table-row>
        <table:table-row table:style-name="ro1">
          <table:table-cell office:value-type="string" calcext:value-type="string">
            <text:p>Sun Jul 31 02:49:51 2022</text:p>
          </table:table-cell>
          <table:table-cell office:value-type="float" office:value="4096" calcext:value-type="float">
            <text:p>4096</text:p>
          </table:table-cell>
          <table:table-cell table:formula="of:=[.B10]/1024" office:value-type="float" office:value="4" calcext:value-type="float">
            <text:p>4</text:p>
          </table:table-cell>
          <table:table-cell office:value-type="string" calcext:value-type="string">
            <text:p>GET</text:p>
          </table:table-cell>
          <table:table-cell office:value-type="float" office:value="39.6607" calcext:value-type="float">
            <text:p>39.66</text:p>
          </table:table-cell>
          <table:table-cell office:value-type="float" office:value="1659250191355" calcext:value-type="float">
            <text:p>1659250191355</text:p>
          </table:table-cell>
          <table:table-cell office:value-type="float" office:value="1659250249045" calcext:value-type="float">
            <text:p>1659250249045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10]/1000000+0.0000167/1000*[.J10]/1024*256" office:value-type="float" office:value="0" calcext:value-type="float">
            <text:p>0.00000</text:p>
          </table:table-cell>
          <table:table-cell table:formula="of:=IF([.D10]=&quot;Lambda&quot;; 4092.25; 4096)" office:value-type="float" office:value="4096" calcext:value-type="float">
            <text:p>4,096.00000</text:p>
          </table:table-cell>
          <table:table-cell table:style-name="ce48" table:formula="of:=[.M10]*0.05/1024+[.I10]*0.4/1000000" office:value-type="float" office:value="0.2004096" calcext:value-type="float">
            <text:p>0.200410</text:p>
          </table:table-cell>
          <table:table-cell table:style-name="ce2" table:formula="of:=[.L10]+[.N10]" office:value-type="float" office:value="0.2004096" calcext:value-type="float">
            <text:p>0.2004</text:p>
          </table:table-cell>
        </table:table-row>
        <table:table-row table:style-name="ro1">
          <table:table-cell office:value-type="string" calcext:value-type="string">
            <text:p>Sun Jul 31 02:50:54 2022</text:p>
          </table:table-cell>
          <table:table-cell office:value-type="float" office:value="16384" calcext:value-type="float">
            <text:p>16384</text:p>
          </table:table-cell>
          <table:table-cell table:formula="of:=[.B11]/1024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float" office:value="40.1581" calcext:value-type="float">
            <text:p>40.16</text:p>
          </table:table-cell>
          <table:table-cell office:value-type="float" office:value="1659250254365" calcext:value-type="float">
            <text:p>1659250254365</text:p>
          </table:table-cell>
          <table:table-cell office:value-type="float" office:value="1659250313937" calcext:value-type="float">
            <text:p>165925031393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11]/1000000+0.0000167/1000*[.J11]/1024*256" office:value-type="float" office:value="0" calcext:value-type="float">
            <text:p>0.00000</text:p>
          </table:table-cell>
          <table:table-cell table:formula="of:=IF([.D11]=&quot;Lambda&quot;; 4092.25; 4096)" office:value-type="float" office:value="4096" calcext:value-type="float">
            <text:p>4,096.00000</text:p>
          </table:table-cell>
          <table:table-cell table:style-name="ce48" table:formula="of:=[.M11]*0.05/1024+[.I11]*0.4/1000000" office:value-type="float" office:value="0.2001024" calcext:value-type="float">
            <text:p>0.200102</text:p>
          </table:table-cell>
          <table:table-cell table:style-name="ce2" table:formula="of:=[.L11]+[.N11]" office:value-type="float" office:value="0.2001024" calcext:value-type="float">
            <text:p>0.2001</text:p>
          </table:table-cell>
        </table:table-row>
        <table:table-row table:style-name="ro1">
          <table:table-cell office:value-type="string" calcext:value-type="string">
            <text:p>Sun Jul 31 02:51:57 2022</text:p>
          </table:table-cell>
          <table:table-cell office:value-type="float" office:value="4096" calcext:value-type="float">
            <text:p>4096</text:p>
          </table:table-cell>
          <table:table-cell table:formula="of:=[.B12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43.3283" calcext:value-type="float">
            <text:p>43.33</text:p>
          </table:table-cell>
          <table:table-cell office:value-type="float" office:value="1659250317611" calcext:value-type="float">
            <text:p>1659250317611</text:p>
          </table:table-cell>
          <table:table-cell office:value-type="float" office:value="1659250377200" calcext:value-type="float">
            <text:p>1659250377200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439297" calcext:value-type="float">
            <text:p>439297</text:p>
          </table:table-cell>
          <table:table-cell table:formula="of:=[.J12]/[.H12]" office:value-type="float" office:value="3542.71774193548" calcext:value-type="float">
            <text:p>3,542.72</text:p>
          </table:table-cell>
          <table:table-cell table:formula="of:=0.2*[.H12]/1000000+0.0000167/1000*[.J12]/1024*256" office:value-type="float" office:value="0.001858864975" calcext:value-type="float">
            <text:p>0.00186</text:p>
          </table:table-cell>
          <table:table-cell table:formula="of:=IF([.D12]=&quot;Lambda&quot;; 4092.25; 4096)" office:value-type="float" office:value="4092.25" calcext:value-type="float">
            <text:p>4,092.25000</text:p>
          </table:table-cell>
          <table:table-cell table:style-name="ce48" table:formula="of:=[.M12]*0.05/1024+[.I12]*0.4/1000000" office:value-type="float" office:value="0.20022649453125" calcext:value-type="float">
            <text:p>0.200226</text:p>
          </table:table-cell>
          <table:table-cell table:style-name="ce2" table:formula="of:=[.L12]+[.N12]" office:value-type="float" office:value="0.20208535950625" calcext:value-type="float">
            <text:p>0.2021</text:p>
          </table:table-cell>
        </table:table-row>
        <table:table-row table:style-name="ro1">
          <table:table-cell office:value-type="string" calcext:value-type="string">
            <text:p>Sun Jul 31 02:59:33 2022</text:p>
          </table:table-cell>
          <table:table-cell office:value-type="float" office:value="256" calcext:value-type="float">
            <text:p>256</text:p>
          </table:table-cell>
          <table:table-cell table:formula="of:=[.B13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0.0838" calcext:value-type="float">
            <text:p>40.08</text:p>
          </table:table-cell>
          <table:table-cell office:value-type="float" office:value="1659250774097" calcext:value-type="float">
            <text:p>1659250774097</text:p>
          </table:table-cell>
          <table:table-cell office:value-type="float" office:value="1659250831624" calcext:value-type="float">
            <text:p>1659250831624</text:p>
          </table:table-cell>
          <table:table-cell office:value-type="float" office:value="508" calcext:value-type="float">
            <text:p>508</text:p>
          </table:table-cell>
          <table:table-cell office:value-type="float" office:value="16384" calcext:value-type="float">
            <text:p>16384</text:p>
          </table:table-cell>
          <table:table-cell office:value-type="float" office:value="170879" calcext:value-type="float">
            <text:p>170879</text:p>
          </table:table-cell>
          <table:table-cell table:formula="of:=[.J13]/[.H13]" office:value-type="float" office:value="336.375984251969" calcext:value-type="float">
            <text:p>336.38</text:p>
          </table:table-cell>
          <table:table-cell table:formula="of:=0.2*[.H13]/1000000+0.0000167/1000*[.J13]/1024*256" office:value-type="float" office:value="0.000815019825" calcext:value-type="float">
            <text:p>0.00082</text:p>
          </table:table-cell>
          <table:table-cell table:formula="of:=IF([.D13]=&quot;Lambda&quot;; 4092.25; 4096)" office:value-type="float" office:value="4092.25" calcext:value-type="float">
            <text:p>4,092.25000</text:p>
          </table:table-cell>
          <table:table-cell table:style-name="ce48" table:formula="of:=[.M13]*0.05/1024+[.I13]*0.4/1000000" office:value-type="float" office:value="0.20637049453125" calcext:value-type="float">
            <text:p>0.206370</text:p>
          </table:table-cell>
          <table:table-cell table:style-name="ce2" table:formula="of:=[.L13]+[.N13]" office:value-type="float" office:value="0.20718551435625" calcext:value-type="float">
            <text:p>0.2072</text:p>
          </table:table-cell>
        </table:table-row>
        <table:table-row table:style-name="ro1">
          <table:table-cell office:value-type="string" calcext:value-type="string">
            <text:p>Sun Jul 31 03:00:37 2022</text:p>
          </table:table-cell>
          <table:table-cell office:value-type="float" office:value="64" calcext:value-type="float">
            <text:p>64</text:p>
          </table:table-cell>
          <table:table-cell table:formula="of:=[.B14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42.537" calcext:value-type="float">
            <text:p>42.54</text:p>
          </table:table-cell>
          <table:table-cell office:value-type="float" office:value="1659250837106" calcext:value-type="float">
            <text:p>1659250837106</text:p>
          </table:table-cell>
          <table:table-cell office:value-type="float" office:value="1659250897379" calcext:value-type="float">
            <text:p>1659250897379</text:p>
          </table:table-cell>
          <table:table-cell office:value-type="float" office:value="1020" calcext:value-type="float">
            <text:p>1020</text:p>
          </table:table-cell>
          <table:table-cell office:value-type="float" office:value="65536" calcext:value-type="float">
            <text:p>65536</text:p>
          </table:table-cell>
          <table:table-cell office:value-type="float" office:value="349935" calcext:value-type="float">
            <text:p>349935</text:p>
          </table:table-cell>
          <table:table-cell table:formula="of:=[.J14]/[.H14]" office:value-type="float" office:value="343.073529411765" calcext:value-type="float">
            <text:p>343.07</text:p>
          </table:table-cell>
          <table:table-cell table:formula="of:=0.2*[.H14]/1000000+0.0000167/1000*[.J14]/1024*256" office:value-type="float" office:value="0.001664978625" calcext:value-type="float">
            <text:p>0.00166</text:p>
          </table:table-cell>
          <table:table-cell table:formula="of:=IF([.D14]=&quot;Lambda&quot;; 4092.25; 4096)" office:value-type="float" office:value="4092.25" calcext:value-type="float">
            <text:p>4,092.25000</text:p>
          </table:table-cell>
          <table:table-cell table:style-name="ce48" table:formula="of:=[.M14]*0.05/1024+[.I14]*0.4/1000000" office:value-type="float" office:value="0.22603129453125" calcext:value-type="float">
            <text:p>0.226031</text:p>
          </table:table-cell>
          <table:table-cell table:style-name="ce2" table:formula="of:=[.L14]+[.N14]" office:value-type="float" office:value="0.22769627315625" calcext:value-type="float">
            <text:p>0.2277</text:p>
          </table:table-cell>
        </table:table-row>
        <table:table-row table:style-name="ro1">
          <table:table-cell office:value-type="string" calcext:value-type="string">
            <text:p>Sun Jul 31 03:01:55 2022</text:p>
          </table:table-cell>
          <table:table-cell office:value-type="float" office:value="256" calcext:value-type="float">
            <text:p>256</text:p>
          </table:table-cell>
          <table:table-cell table:formula="of:=[.B15]/1024"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40.3847" calcext:value-type="float">
            <text:p>40.38</text:p>
          </table:table-cell>
          <table:table-cell office:value-type="float" office:value="1659250916304" calcext:value-type="float">
            <text:p>1659250916304</text:p>
          </table:table-cell>
          <table:table-cell office:value-type="float" office:value="1659250974254" calcext:value-type="float">
            <text:p>1659250974254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15]/1000000+0.0000167/1000*[.J15]/1024*256" office:value-type="float" office:value="0" calcext:value-type="float">
            <text:p>0.00000</text:p>
          </table:table-cell>
          <table:table-cell table:formula="of:=IF([.D15]=&quot;Lambda&quot;; 4092.25; 4096)" office:value-type="float" office:value="4096" calcext:value-type="float">
            <text:p>4,096.00000</text:p>
          </table:table-cell>
          <table:table-cell table:style-name="ce48" table:formula="of:=[.M15]*0.05/1024+[.I15]*0.4/1000000" office:value-type="float" office:value="0.2065536" calcext:value-type="float">
            <text:p>0.206554</text:p>
          </table:table-cell>
          <table:table-cell table:style-name="ce2" table:formula="of:=[.L15]+[.N15]" office:value-type="float" office:value="0.2065536" calcext:value-type="float">
            <text:p>0.2066</text:p>
          </table:table-cell>
        </table:table-row>
        <table:table-row table:style-name="ro1">
          <table:table-cell office:value-type="string" calcext:value-type="string">
            <text:p>Sun Jul 31 03:02:59 2022</text:p>
          </table:table-cell>
          <table:table-cell office:value-type="float" office:value="16384" calcext:value-type="float">
            <text:p>16384</text:p>
          </table:table-cell>
          <table:table-cell table:formula="of:=[.B16]/1024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float" office:value="39.8686" calcext:value-type="float">
            <text:p>39.87</text:p>
          </table:table-cell>
          <table:table-cell office:value-type="float" office:value="1659250980254" calcext:value-type="float">
            <text:p>1659250980254</text:p>
          </table:table-cell>
          <table:table-cell office:value-type="float" office:value="1659251036715" calcext:value-type="float">
            <text:p>165925103671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16]/1000000+0.0000167/1000*[.J16]/1024*256" office:value-type="float" office:value="0" calcext:value-type="float">
            <text:p>0.00000</text:p>
          </table:table-cell>
          <table:table-cell table:formula="of:=IF([.D16]=&quot;Lambda&quot;; 4092.25; 4096)" office:value-type="float" office:value="4096" calcext:value-type="float">
            <text:p>4,096.00000</text:p>
          </table:table-cell>
          <table:table-cell table:style-name="ce48" table:formula="of:=[.M16]*0.05/1024+[.I16]*0.4/1000000" office:value-type="float" office:value="0.2001024" calcext:value-type="float">
            <text:p>0.200102</text:p>
          </table:table-cell>
          <table:table-cell table:style-name="ce2" table:formula="of:=[.L16]+[.N16]" office:value-type="float" office:value="0.2001024" calcext:value-type="float">
            <text:p>0.2001</text:p>
          </table:table-cell>
        </table:table-row>
        <table:table-row table:style-name="ro1">
          <table:table-cell office:value-type="string" calcext:value-type="string">
            <text:p>Sun Jul 31 03:04:03 2022</text:p>
          </table:table-cell>
          <table:table-cell office:value-type="float" office:value="256" calcext:value-type="float">
            <text:p>256</text:p>
          </table:table-cell>
          <table:table-cell table:formula="of:=[.B17]/1024" office:value-type="float" office:value="0.25" calcext:value-type="float">
            <text:p>0.25</text:p>
          </table:table-cell>
          <table:table-cell office:value-type="string" calcext:value-type="string">
            <text:p>GET</text:p>
          </table:table-cell>
          <table:table-cell office:value-type="float" office:value="40.1742" calcext:value-type="float">
            <text:p>40.17</text:p>
          </table:table-cell>
          <table:table-cell office:value-type="float" office:value="1659251044012" calcext:value-type="float">
            <text:p>1659251044012</text:p>
          </table:table-cell>
          <table:table-cell office:value-type="float" office:value="1659251106037" calcext:value-type="float">
            <text:p>1659251106037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17]/1000000+0.0000167/1000*[.J17]/1024*256" office:value-type="float" office:value="0" calcext:value-type="float">
            <text:p>0.00000</text:p>
          </table:table-cell>
          <table:table-cell table:formula="of:=IF([.D17]=&quot;Lambda&quot;; 4092.25; 4096)" office:value-type="float" office:value="4096" calcext:value-type="float">
            <text:p>4,096.00000</text:p>
          </table:table-cell>
          <table:table-cell table:style-name="ce48" table:formula="of:=[.M17]*0.05/1024+[.I17]*0.4/1000000" office:value-type="float" office:value="0.2065536" calcext:value-type="float">
            <text:p>0.206554</text:p>
          </table:table-cell>
          <table:table-cell table:style-name="ce2" table:formula="of:=[.L17]+[.N17]" office:value-type="float" office:value="0.2065536" calcext:value-type="float">
            <text:p>0.2066</text:p>
          </table:table-cell>
        </table:table-row>
        <table:table-row table:style-name="ro1">
          <table:table-cell office:value-type="string" calcext:value-type="string">
            <text:p>Sun Jul 31 03:12:12 2022</text:p>
          </table:table-cell>
          <table:table-cell office:value-type="float" office:value="256" calcext:value-type="float">
            <text:p>256</text:p>
          </table:table-cell>
          <table:table-cell table:formula="of:=[.B18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1.1564" calcext:value-type="float">
            <text:p>41.16</text:p>
          </table:table-cell>
          <table:table-cell office:value-type="float" office:value="1659251533369" calcext:value-type="float">
            <text:p>1659251533369</text:p>
          </table:table-cell>
          <table:table-cell office:value-type="float" office:value="1659251590251" calcext:value-type="float">
            <text:p>1659251590251</text:p>
          </table:table-cell>
          <table:table-cell office:value-type="float" office:value="508" calcext:value-type="float">
            <text:p>508</text:p>
          </table:table-cell>
          <table:table-cell office:value-type="float" office:value="16384" calcext:value-type="float">
            <text:p>16384</text:p>
          </table:table-cell>
          <table:table-cell office:value-type="float" office:value="204414" calcext:value-type="float">
            <text:p>204414</text:p>
          </table:table-cell>
          <table:table-cell table:formula="of:=[.J18]/[.H18]" office:value-type="float" office:value="402.389763779528" calcext:value-type="float">
            <text:p>402.39</text:p>
          </table:table-cell>
          <table:table-cell table:formula="of:=0.2*[.H18]/1000000+0.0000167/1000*[.J18]/1024*256" office:value-type="float" office:value="0.00095502845" calcext:value-type="float">
            <text:p>0.00096</text:p>
          </table:table-cell>
          <table:table-cell table:formula="of:=IF([.D18]=&quot;Lambda&quot;; 4092.25; 4096)" office:value-type="float" office:value="4092.25" calcext:value-type="float">
            <text:p>4,092.25000</text:p>
          </table:table-cell>
          <table:table-cell table:style-name="ce48" table:formula="of:=[.M18]*0.05/1024+[.I18]*0.4/1000000" office:value-type="float" office:value="0.20637049453125" calcext:value-type="float">
            <text:p>0.206370</text:p>
          </table:table-cell>
          <table:table-cell table:style-name="ce2" table:formula="of:=[.L18]+[.N18]" office:value-type="float" office:value="0.20732552298125" calcext:value-type="float">
            <text:p>0.2073</text:p>
          </table:table-cell>
        </table:table-row>
        <table:table-row table:style-name="ro1">
          <table:table-cell office:value-type="string" calcext:value-type="string">
            <text:p>Sun Jul 31 03:13:16 2022</text:p>
          </table:table-cell>
          <table:table-cell office:value-type="float" office:value="1024" calcext:value-type="float">
            <text:p>1024</text:p>
          </table:table-cell>
          <table:table-cell table:formula="of:=[.B19]/1024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float" office:value="39.779" calcext:value-type="float">
            <text:p>39.78</text:p>
          </table:table-cell>
          <table:table-cell office:value-type="float" office:value="1659251597037" calcext:value-type="float">
            <text:p>1659251597037</text:p>
          </table:table-cell>
          <table:table-cell office:value-type="float" office:value="1659251655319" calcext:value-type="float">
            <text:p>1659251655319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19]/1000000+0.0000167/1000*[.J19]/1024*256" office:value-type="float" office:value="0" calcext:value-type="float">
            <text:p>0.00000</text:p>
          </table:table-cell>
          <table:table-cell table:formula="of:=IF([.D19]=&quot;Lambda&quot;; 4092.25; 4096)" office:value-type="float" office:value="4096" calcext:value-type="float">
            <text:p>4,096.00000</text:p>
          </table:table-cell>
          <table:table-cell table:style-name="ce48" table:formula="of:=[.M19]*0.05/1024+[.I19]*0.4/1000000" office:value-type="float" office:value="0.2016384" calcext:value-type="float">
            <text:p>0.201638</text:p>
          </table:table-cell>
          <table:table-cell table:style-name="ce2" table:formula="of:=[.L19]+[.N19]" office:value-type="float" office:value="0.2016384" calcext:value-type="float">
            <text:p>0.2016</text:p>
          </table:table-cell>
        </table:table-row>
        <table:table-row table:style-name="ro1">
          <table:table-cell office:value-type="string" calcext:value-type="string">
            <text:p>Sun Jul 31 03:20:54 2022</text:p>
          </table:table-cell>
          <table:table-cell office:value-type="float" office:value="64" calcext:value-type="float">
            <text:p>64</text:p>
          </table:table-cell>
          <table:table-cell table:formula="of:=[.B20]/1024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office:value-type="float" office:value="41.2513" calcext:value-type="float">
            <text:p>41.25</text:p>
          </table:table-cell>
          <table:table-cell office:value-type="float" office:value="1659252054726" calcext:value-type="float">
            <text:p>1659252054726</text:p>
          </table:table-cell>
          <table:table-cell office:value-type="float" office:value="1659252112021" calcext:value-type="float">
            <text:p>1659252112021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20]/1000000+0.0000167/1000*[.J20]/1024*256" office:value-type="float" office:value="0" calcext:value-type="float">
            <text:p>0.00000</text:p>
          </table:table-cell>
          <table:table-cell table:formula="of:=IF([.D20]=&quot;Lambda&quot;; 4092.25; 4096)" office:value-type="float" office:value="4096" calcext:value-type="float">
            <text:p>4,096.00000</text:p>
          </table:table-cell>
          <table:table-cell table:style-name="ce48" table:formula="of:=[.M20]*0.05/1024+[.I20]*0.4/1000000" office:value-type="float" office:value="0.2262144" calcext:value-type="float">
            <text:p>0.226214</text:p>
          </table:table-cell>
          <table:table-cell table:style-name="ce2" table:formula="of:=[.L20]+[.N20]" office:value-type="float" office:value="0.2262144" calcext:value-type="float">
            <text:p>0.2262</text:p>
          </table:table-cell>
        </table:table-row>
        <table:table-row table:style-name="ro1">
          <table:table-cell office:value-type="string" calcext:value-type="string">
            <text:p>Sun Jul 31 03:21:57 2022</text:p>
          </table:table-cell>
          <table:table-cell office:value-type="float" office:value="64" calcext:value-type="float">
            <text:p>64</text:p>
          </table:table-cell>
          <table:table-cell table:formula="of:=[.B21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42.9612" calcext:value-type="float">
            <text:p>42.96</text:p>
          </table:table-cell>
          <table:table-cell office:value-type="float" office:value="1659252118326" calcext:value-type="float">
            <text:p>1659252118326</text:p>
          </table:table-cell>
          <table:table-cell office:value-type="float" office:value="1659252179493" calcext:value-type="float">
            <text:p>1659252179493</text:p>
          </table:table-cell>
          <table:table-cell office:value-type="float" office:value="1020" calcext:value-type="float">
            <text:p>1020</text:p>
          </table:table-cell>
          <table:table-cell office:value-type="float" office:value="65536" calcext:value-type="float">
            <text:p>65536</text:p>
          </table:table-cell>
          <table:table-cell office:value-type="float" office:value="345921" calcext:value-type="float">
            <text:p>345921</text:p>
          </table:table-cell>
          <table:table-cell table:formula="of:=[.J21]/[.H21]" office:value-type="float" office:value="339.138235294118" calcext:value-type="float">
            <text:p>339.14</text:p>
          </table:table-cell>
          <table:table-cell table:formula="of:=0.2*[.H21]/1000000+0.0000167/1000*[.J21]/1024*256" office:value-type="float" office:value="0.001648220175" calcext:value-type="float">
            <text:p>0.00165</text:p>
          </table:table-cell>
          <table:table-cell table:formula="of:=IF([.D21]=&quot;Lambda&quot;; 4092.25; 4096)" office:value-type="float" office:value="4092.25" calcext:value-type="float">
            <text:p>4,092.25000</text:p>
          </table:table-cell>
          <table:table-cell table:style-name="ce48" table:formula="of:=[.M21]*0.05/1024+[.I21]*0.4/1000000" office:value-type="float" office:value="0.22603129453125" calcext:value-type="float">
            <text:p>0.226031</text:p>
          </table:table-cell>
          <table:table-cell table:style-name="ce2" table:formula="of:=[.L21]+[.N21]" office:value-type="float" office:value="0.22767951470625" calcext:value-type="float">
            <text:p>0.2277</text:p>
          </table:table-cell>
        </table:table-row>
        <table:table-row table:style-name="ro1">
          <table:table-cell office:value-type="string" calcext:value-type="string">
            <text:p>Sun Jul 31 03:23:16 2022</text:p>
          </table:table-cell>
          <table:table-cell office:value-type="float" office:value="1024" calcext:value-type="float">
            <text:p>1024</text:p>
          </table:table-cell>
          <table:table-cell table:formula="of:=[.B22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3111" calcext:value-type="float">
            <text:p>40.31</text:p>
          </table:table-cell>
          <table:table-cell office:value-type="float" office:value="1659252197018" calcext:value-type="float">
            <text:p>1659252197018</text:p>
          </table:table-cell>
          <table:table-cell office:value-type="float" office:value="1659252253734" calcext:value-type="float">
            <text:p>1659252253734</text:p>
          </table:table-cell>
          <table:table-cell office:value-type="float" office:value="252" calcext:value-type="float">
            <text:p>252</text:p>
          </table:table-cell>
          <table:table-cell office:value-type="float" office:value="4096" calcext:value-type="float">
            <text:p>4096</text:p>
          </table:table-cell>
          <table:table-cell office:value-type="float" office:value="126155" calcext:value-type="float">
            <text:p>126155</text:p>
          </table:table-cell>
          <table:table-cell table:formula="of:=[.J22]/[.H22]" office:value-type="float" office:value="500.615079365079" calcext:value-type="float">
            <text:p>500.62</text:p>
          </table:table-cell>
          <table:table-cell table:formula="of:=0.2*[.H22]/1000000+0.0000167/1000*[.J22]/1024*256" office:value-type="float" office:value="0.000577097125" calcext:value-type="float">
            <text:p>0.00058</text:p>
          </table:table-cell>
          <table:table-cell table:formula="of:=IF([.D22]=&quot;Lambda&quot;; 4092.25; 4096)" office:value-type="float" office:value="4092.25" calcext:value-type="float">
            <text:p>4,092.25000</text:p>
          </table:table-cell>
          <table:table-cell table:style-name="ce48" table:formula="of:=[.M22]*0.05/1024+[.I22]*0.4/1000000" office:value-type="float" office:value="0.20145529453125" calcext:value-type="float">
            <text:p>0.201455</text:p>
          </table:table-cell>
          <table:table-cell table:style-name="ce2" table:formula="of:=[.L22]+[.N22]" office:value-type="float" office:value="0.20203239165625" calcext:value-type="float">
            <text:p>0.2020</text:p>
          </table:table-cell>
        </table:table-row>
        <table:table-row table:style-name="ro1">
          <table:table-cell office:value-type="string" calcext:value-type="string">
            <text:p>Sun Jul 31 03:24:20 2022</text:p>
          </table:table-cell>
          <table:table-cell office:value-type="float" office:value="64" calcext:value-type="float">
            <text:p>64</text:p>
          </table:table-cell>
          <table:table-cell table:formula="of:=[.B23]/1024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office:value-type="float" office:value="40.9232" calcext:value-type="float">
            <text:p>40.92</text:p>
          </table:table-cell>
          <table:table-cell office:value-type="float" office:value="1659252260851" calcext:value-type="float">
            <text:p>1659252260851</text:p>
          </table:table-cell>
          <table:table-cell office:value-type="float" office:value="1659252319159" calcext:value-type="float">
            <text:p>1659252319159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23]/1000000+0.0000167/1000*[.J23]/1024*256" office:value-type="float" office:value="0" calcext:value-type="float">
            <text:p>0.00000</text:p>
          </table:table-cell>
          <table:table-cell table:formula="of:=IF([.D23]=&quot;Lambda&quot;; 4092.25; 4096)" office:value-type="float" office:value="4096" calcext:value-type="float">
            <text:p>4,096.00000</text:p>
          </table:table-cell>
          <table:table-cell table:style-name="ce48" table:formula="of:=[.M23]*0.05/1024+[.I23]*0.4/1000000" office:value-type="float" office:value="0.2262144" calcext:value-type="float">
            <text:p>0.226214</text:p>
          </table:table-cell>
          <table:table-cell table:style-name="ce2" table:formula="of:=[.L23]+[.N23]" office:value-type="float" office:value="0.2262144" calcext:value-type="float">
            <text:p>0.2262</text:p>
          </table:table-cell>
        </table:table-row>
        <table:table-row table:style-name="ro1">
          <table:table-cell office:value-type="string" calcext:value-type="string">
            <text:p>Sun Jul 31 03:25:24 2022</text:p>
          </table:table-cell>
          <table:table-cell office:value-type="float" office:value="16384" calcext:value-type="float">
            <text:p>16384</text:p>
          </table:table-cell>
          <table:table-cell table:formula="of:=[.B24]/1024"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float" office:value="39.6225" calcext:value-type="float">
            <text:p>39.62</text:p>
          </table:table-cell>
          <table:table-cell office:value-type="float" office:value="1659252324792" calcext:value-type="float">
            <text:p>1659252324792</text:p>
          </table:table-cell>
          <table:table-cell office:value-type="float" office:value="1659252380395" calcext:value-type="float">
            <text:p>165925238039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24]/1000000+0.0000167/1000*[.J24]/1024*256" office:value-type="float" office:value="0" calcext:value-type="float">
            <text:p>0.00000</text:p>
          </table:table-cell>
          <table:table-cell table:formula="of:=IF([.D24]=&quot;Lambda&quot;; 4092.25; 4096)" office:value-type="float" office:value="4096" calcext:value-type="float">
            <text:p>4,096.00000</text:p>
          </table:table-cell>
          <table:table-cell table:style-name="ce48" table:formula="of:=[.M24]*0.05/1024+[.I24]*0.4/1000000" office:value-type="float" office:value="0.2001024" calcext:value-type="float">
            <text:p>0.200102</text:p>
          </table:table-cell>
          <table:table-cell table:style-name="ce2" table:formula="of:=[.L24]+[.N24]" office:value-type="float" office:value="0.2001024" calcext:value-type="float">
            <text:p>0.2001</text:p>
          </table:table-cell>
        </table:table-row>
        <table:table-row table:style-name="ro1">
          <table:table-cell office:value-type="string" calcext:value-type="string">
            <text:p>Sun Jul 31 03:26:28 2022</text:p>
          </table:table-cell>
          <table:table-cell office:value-type="float" office:value="4096" calcext:value-type="float">
            <text:p>4096</text:p>
          </table:table-cell>
          <table:table-cell table:formula="of:=[.B25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41.8469" calcext:value-type="float">
            <text:p>41.85</text:p>
          </table:table-cell>
          <table:table-cell office:value-type="float" office:value="1659252388900" calcext:value-type="float">
            <text:p>1659252388900</text:p>
          </table:table-cell>
          <table:table-cell office:value-type="float" office:value="1659252447675" calcext:value-type="float">
            <text:p>1659252447675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494853" calcext:value-type="float">
            <text:p>494853</text:p>
          </table:table-cell>
          <table:table-cell table:formula="of:=[.J25]/[.H25]" office:value-type="float" office:value="3990.75" calcext:value-type="float">
            <text:p>3,990.75</text:p>
          </table:table-cell>
          <table:table-cell table:formula="of:=0.2*[.H25]/1000000+0.0000167/1000*[.J25]/1024*256" office:value-type="float" office:value="0.002090811275" calcext:value-type="float">
            <text:p>0.00209</text:p>
          </table:table-cell>
          <table:table-cell table:formula="of:=IF([.D25]=&quot;Lambda&quot;; 4092.25; 4096)" office:value-type="float" office:value="4092.25" calcext:value-type="float">
            <text:p>4,092.25000</text:p>
          </table:table-cell>
          <table:table-cell table:style-name="ce48" table:formula="of:=[.M25]*0.05/1024+[.I25]*0.4/1000000" office:value-type="float" office:value="0.20022649453125" calcext:value-type="float">
            <text:p>0.200226</text:p>
          </table:table-cell>
          <table:table-cell table:style-name="ce2" table:formula="of:=[.L25]+[.N25]" office:value-type="float" office:value="0.20231730580625" calcext:value-type="float">
            <text:p>0.2023</text:p>
          </table:table-cell>
        </table:table-row>
        <table:table-row table:style-name="ro1">
          <table:table-cell office:value-type="string" calcext:value-type="string">
            <text:p>Sun Jul 31 03:27:32 2022</text:p>
          </table:table-cell>
          <table:table-cell office:value-type="float" office:value="64" calcext:value-type="float">
            <text:p>64</text:p>
          </table:table-cell>
          <table:table-cell table:formula="of:=[.B26]/1024" office:value-type="float" office:value="0.0625" calcext:value-type="float">
            <text:p>0.0625</text:p>
          </table:table-cell>
          <table:table-cell office:value-type="string" calcext:value-type="string">
            <text:p>GET</text:p>
          </table:table-cell>
          <table:table-cell office:value-type="float" office:value="40.9251" calcext:value-type="float">
            <text:p>40.93</text:p>
          </table:table-cell>
          <table:table-cell office:value-type="float" office:value="1659252452742" calcext:value-type="float">
            <text:p>1659252452742</text:p>
          </table:table-cell>
          <table:table-cell office:value-type="float" office:value="1659252509191" calcext:value-type="float">
            <text:p>1659252509191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26]/1000000+0.0000167/1000*[.J26]/1024*256" office:value-type="float" office:value="0" calcext:value-type="float">
            <text:p>0.00000</text:p>
          </table:table-cell>
          <table:table-cell table:formula="of:=IF([.D26]=&quot;Lambda&quot;; 4092.25; 4096)" office:value-type="float" office:value="4096" calcext:value-type="float">
            <text:p>4,096.00000</text:p>
          </table:table-cell>
          <table:table-cell table:style-name="ce48" table:formula="of:=[.M26]*0.05/1024+[.I26]*0.4/1000000" office:value-type="float" office:value="0.2262144" calcext:value-type="float">
            <text:p>0.226214</text:p>
          </table:table-cell>
          <table:table-cell table:style-name="ce2" table:formula="of:=[.L26]+[.N26]" office:value-type="float" office:value="0.2262144" calcext:value-type="float">
            <text:p>0.2262</text:p>
          </table:table-cell>
        </table:table-row>
        <table:table-row table:style-name="ro1">
          <table:table-cell office:value-type="string" calcext:value-type="string">
            <text:p>Sun Jul 31 03:28:35 2022</text:p>
          </table:table-cell>
          <table:table-cell office:value-type="float" office:value="256" calcext:value-type="float">
            <text:p>256</text:p>
          </table:table-cell>
          <table:table-cell table:formula="of:=[.B27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40.8457" calcext:value-type="float">
            <text:p>40.85</text:p>
          </table:table-cell>
          <table:table-cell office:value-type="float" office:value="1659252516309" calcext:value-type="float">
            <text:p>1659252516309</text:p>
          </table:table-cell>
          <table:table-cell office:value-type="float" office:value="1659252575550" calcext:value-type="float">
            <text:p>1659252575550</text:p>
          </table:table-cell>
          <table:table-cell office:value-type="float" office:value="508" calcext:value-type="float">
            <text:p>508</text:p>
          </table:table-cell>
          <table:table-cell office:value-type="float" office:value="16384" calcext:value-type="float">
            <text:p>16384</text:p>
          </table:table-cell>
          <table:table-cell office:value-type="float" office:value="195152" calcext:value-type="float">
            <text:p>195152</text:p>
          </table:table-cell>
          <table:table-cell table:formula="of:=[.J27]/[.H27]" office:value-type="float" office:value="384.157480314961" calcext:value-type="float">
            <text:p>384.16</text:p>
          </table:table-cell>
          <table:table-cell table:formula="of:=0.2*[.H27]/1000000+0.0000167/1000*[.J27]/1024*256" office:value-type="float" office:value="0.0009163596" calcext:value-type="float">
            <text:p>0.00092</text:p>
          </table:table-cell>
          <table:table-cell table:formula="of:=IF([.D27]=&quot;Lambda&quot;; 4092.25; 4096)" office:value-type="float" office:value="4092.25" calcext:value-type="float">
            <text:p>4,092.25000</text:p>
          </table:table-cell>
          <table:table-cell table:style-name="ce48" table:formula="of:=[.M27]*0.05/1024+[.I27]*0.4/1000000" office:value-type="float" office:value="0.20637049453125" calcext:value-type="float">
            <text:p>0.206370</text:p>
          </table:table-cell>
          <table:table-cell table:style-name="ce2" table:formula="of:=[.L27]+[.N27]" office:value-type="float" office:value="0.20728685413125" calcext:value-type="float">
            <text:p>0.2073</text:p>
          </table:table-cell>
        </table:table-row>
        <table:table-row table:style-name="ro1">
          <table:table-cell office:value-type="string" calcext:value-type="string">
            <text:p>Sun Jul 31 03:29:39 2022</text:p>
          </table:table-cell>
          <table:table-cell office:value-type="float" office:value="4096" calcext:value-type="float">
            <text:p>4096</text:p>
          </table:table-cell>
          <table:table-cell table:formula="of:=[.B28]/1024" office:value-type="float" office:value="4" calcext:value-type="float">
            <text:p>4</text:p>
          </table:table-cell>
          <table:table-cell office:value-type="string" calcext:value-type="string">
            <text:p>GET</text:p>
          </table:table-cell>
          <table:table-cell office:value-type="float" office:value="40.0258" calcext:value-type="float">
            <text:p>40.03</text:p>
          </table:table-cell>
          <table:table-cell office:value-type="float" office:value="1659252579476" calcext:value-type="float">
            <text:p>1659252579476</text:p>
          </table:table-cell>
          <table:table-cell office:value-type="float" office:value="1659252636325" calcext:value-type="float">
            <text:p>1659252636325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0.2*[.H28]/1000000+0.0000167/1000*[.J28]/1024*256" office:value-type="float" office:value="0" calcext:value-type="float">
            <text:p>0.00000</text:p>
          </table:table-cell>
          <table:table-cell table:formula="of:=IF([.D28]=&quot;Lambda&quot;; 4092.25; 4096)" office:value-type="float" office:value="4096" calcext:value-type="float">
            <text:p>4,096.00000</text:p>
          </table:table-cell>
          <table:table-cell table:style-name="ce48" table:formula="of:=[.M28]*0.05/1024+[.I28]*0.4/1000000" office:value-type="float" office:value="0.2004096" calcext:value-type="float">
            <text:p>0.200410</text:p>
          </table:table-cell>
          <table:table-cell table:style-name="ce2" table:formula="of:=[.L28]+[.N28]" office:value-type="float" office:value="0.2004096" calcext:value-type="float">
            <text:p>0.2004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vot Table_out_1" table:style-name="ta1">
        <table:table-column table:style-name="co11" table:default-cell-style-name="ce53"/>
        <table:table-column table:style-name="co11" table:default-cell-style-name="ce59"/>
        <table:table-column table:style-name="co13" table:default-cell-style-name="ce65"/>
        <table:table-column table:style-name="co14" table:default-cell-style-name="ce71"/>
        <table:table-column table:style-name="co15" table:default-cell-style-name="ce75"/>
        <table:table-column table:style-name="co16" table:default-cell-style-name="ce81"/>
        <table:table-row table:style-name="ro1">
          <table:table-cell table:style-name="ce50"/>
          <table:table-cell table:style-name="ce56"/>
          <table:table-cell table:style-name="ce62" office:value-type="string" calcext:value-type="string">
            <text:p>Data</text:p>
          </table:table-cell>
          <table:table-cell table:style-name="ce68" table:number-columns-repeated="2"/>
          <table:table-cell table:style-name="ce78"/>
        </table:table-row>
        <table:table-row table:style-name="ro1">
          <table:table-cell table:style-name="ce51" office:value-type="string" calcext:value-type="string">
            <text:p>Type</text:p>
          </table:table-cell>
          <table:table-cell table:style-name="ce57" office:value-type="string" calcext:value-type="string">
            <text:p>Chunk Size (MB)</text:p>
          </table:table-cell>
          <table:table-cell table:style-name="ce63" office:value-type="string" calcext:value-type="string">
            <text:p>Average - Total Time</text:p>
          </table:table-cell>
          <table:table-cell table:style-name="ce69" office:value-type="string" calcext:value-type="string">
            <text:p>Average - Total Cost</text:p>
          </table:table-cell>
          <table:table-cell table:style-name="ce69" office:value-type="string" calcext:value-type="string">
            <text:p>Average - Lambda Cost</text:p>
          </table:table-cell>
          <table:table-cell table:style-name="ce79" office:value-type="string" calcext:value-type="string">
            <text:p>Average - Billed Duration (ms)</text:p>
          </table:table-cell>
        </table:table-row>
        <table:table-row table:style-name="ro1">
          <table:table-cell table:style-name="ce52" office:value-type="string" calcext:value-type="string">
            <text:p>GET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64" office:value-type="float" office:value="41.0332" calcext:value-type="float">
            <text:p>41.03</text:p>
          </table:table-cell>
          <table:table-cell table:style-name="ce70" office:value-type="float" office:value="0.2262144" calcext:value-type="float">
            <text:p>0.2262</text:p>
          </table:table-cell>
          <table:table-cell table:style-name="ce74" office:value-type="float" office:value="0" calcext:value-type="float">
            <text:p>0.00000</text:p>
          </table:table-cell>
          <table:table-cell table:style-name="ce8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40.2779" calcext:value-type="float">
            <text:p>40.28</text:p>
          </table:table-cell>
          <table:table-cell office:value-type="float" office:value="0.2065536" calcext:value-type="float">
            <text:p>0.206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.7695666666667" calcext:value-type="float">
            <text:p>39.77</text:p>
          </table:table-cell>
          <table:table-cell office:value-type="float" office:value="0.2016384" calcext:value-type="float">
            <text:p>0.2016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.8283" calcext:value-type="float">
            <text:p>39.83</text:p>
          </table:table-cell>
          <table:table-cell office:value-type="float" office:value="0.2004096" calcext:value-type="float">
            <text:p>0.2004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4"/>
          <table:table-cell table:style-name="ce60" office:value-type="float" office:value="16" calcext:value-type="float">
            <text:p>16</text:p>
          </table:table-cell>
          <table:table-cell table:style-name="ce66" office:value-type="float" office:value="39.8830666666667" calcext:value-type="float">
            <text:p>39.88</text:p>
          </table:table-cell>
          <table:table-cell table:style-name="ce72" office:value-type="float" office:value="0.2001024" calcext:value-type="float">
            <text:p>0.2001</text:p>
          </table:table-cell>
          <table:table-cell table:style-name="ce76" office:value-type="float" office:value="0" calcext:value-type="float">
            <text:p>0.00000</text:p>
          </table:table-cell>
          <table:table-cell table:style-name="ce82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string" calcext:value-type="string">
            <text:p>Lambda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64" office:value-type="float" office:value="42.7103" calcext:value-type="float">
            <text:p>42.71</text:p>
          </table:table-cell>
          <table:table-cell table:style-name="ce70" office:value-type="float" office:value="0.227822866114583" calcext:value-type="float">
            <text:p>0.2278</text:p>
          </table:table-cell>
          <table:table-cell table:style-name="ce74" office:value-type="float" office:value="0.00179157158333333" calcext:value-type="float">
            <text:p>0.00179</text:p>
          </table:table-cell>
          <table:table-cell table:style-name="ce80" office:value-type="float" office:value="380256.666666667" calcext:value-type="float">
            <text:p>380256.666666667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40.6953" calcext:value-type="float">
            <text:p>40.70</text:p>
          </table:table-cell>
          <table:table-cell office:value-type="float" office:value="0.207265963822917" calcext:value-type="float">
            <text:p>0.2073</text:p>
          </table:table-cell>
          <table:table-cell office:value-type="float" office:value="0.000895469291666667" calcext:value-type="float">
            <text:p>0.00090</text:p>
          </table:table-cell>
          <table:table-cell office:value-type="float" office:value="190148.333333333" calcext:value-type="float">
            <text:p>190148.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.4284" calcext:value-type="float">
            <text:p>40.43</text:p>
          </table:table-cell>
          <table:table-cell office:value-type="float" office:value="0.20203374018125" calcext:value-type="float">
            <text:p>0.2020</text:p>
          </table:table-cell>
          <table:table-cell office:value-type="float" office:value="0.00057844565" calcext:value-type="float">
            <text:p>0.00058</text:p>
          </table:table-cell>
          <table:table-cell office:value-type="float" office:value="126478" calcext:value-type="float">
            <text:p>126478</text:p>
          </table:table-cell>
        </table:table-row>
        <table:table-row table:style-name="ro1">
          <table:table-cell table:style-name="ce55"/>
          <table:table-cell table:style-name="ce61" office:value-type="float" office:value="4" calcext:value-type="float">
            <text:p>4</text:p>
          </table:table-cell>
          <table:table-cell table:style-name="ce67" office:value-type="float" office:value="41.7888" calcext:value-type="float">
            <text:p>41.79</text:p>
          </table:table-cell>
          <table:table-cell table:style-name="ce73" office:value-type="float" office:value="0.20242368063125" calcext:value-type="float">
            <text:p>0.2024</text:p>
          </table:table-cell>
          <table:table-cell table:style-name="ce77" office:value-type="float" office:value="0.0021971861" calcext:value-type="float">
            <text:p>0.00220</text:p>
          </table:table-cell>
          <table:table-cell table:style-name="ce83" office:value-type="float" office:value="520332" calcext:value-type="float">
            <text:p>520332</text:p>
          </table:table-cell>
        </table:table-row>
      </table:table>
      <table:table table:name="Pivot Table_out_2" table:style-name="ta1">
        <table:table-column table:style-name="co11" table:default-cell-style-name="ce53"/>
        <table:table-column table:style-name="co11" table:default-cell-style-name="ce59"/>
        <table:table-column table:style-name="co17" table:default-cell-style-name="ce87"/>
        <table:table-row table:style-name="ro1">
          <table:table-cell table:style-name="ce84" office:value-type="string" calcext:value-type="string">
            <text:p>Type</text:p>
          </table:table-cell>
          <table:table-cell table:style-name="ce62" office:value-type="string" calcext:value-type="string">
            <text:p>Chunk Size (MB)</text:p>
          </table:table-cell>
          <table:table-cell table:style-name="ce85" office:value-type="string" calcext:value-type="string">
            <text:p>Sum - Avg Lambda Time (ms)</text:p>
          </table:table-cell>
        </table:table-row>
        <table:table-row table:style-name="ro1">
          <table:table-cell table:style-name="ce52" office:value-type="string" calcext:value-type="string">
            <text:p>GET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86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54"/>
          <table:table-cell table:style-name="ce60" office:value-type="float" office:value="16" calcext:value-type="float">
            <text:p>16</text:p>
          </table:table-cell>
          <table:table-cell table:style-name="ce88" office:value-type="float" office:value="0" calcext:value-type="float">
            <text:p>0.00</text:p>
          </table:table-cell>
        </table:table-row>
        <table:table-row table:style-name="ro1">
          <table:table-cell table:style-name="ce52" office:value-type="string" calcext:value-type="string">
            <text:p>Lambda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86" office:value-type="float" office:value="1118.40196078431" calcext:value-type="float">
            <text:p>1,118.4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122.92322834646" calcext:value-type="float">
            <text:p>1,122.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5.69047619048" calcext:value-type="float">
            <text:p>1,505.69</text:p>
          </table:table-cell>
        </table:table-row>
        <table:table-row table:style-name="ro1">
          <table:table-cell table:style-name="ce55"/>
          <table:table-cell table:style-name="ce61" office:value-type="float" office:value="4" calcext:value-type="float">
            <text:p>4</text:p>
          </table:table-cell>
          <table:table-cell table:style-name="ce89" office:value-type="float" office:value="12588.6774193548" calcext:value-type="float">
            <text:p>12,588.68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F11" table:buttons="'Pivot Table_out_1'.A2 'Pivot Table_out_1'.B2 'Pivot Table_out_1'.C1" table:grand-total="none" table:show-filter-button="false">
          <table:source-cell-range table:cell-range-address="out.A1:out.O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Cost" table:orientation="data" table:used-hierarchy="0" table:function="average">
            <table:data-pilot-level table:show-empty="false" calcext:repeat-item-labels="false">
              <table:data-pilot-members>
                <table:data-pilot-member table:name="0.2001" table:display="true" table:show-details="true"/>
                <table:data-pilot-member table:name="0.2004" table:display="true" table:show-details="true"/>
                <table:data-pilot-member table:name="0.2016" table:display="true" table:show-details="true"/>
                <table:data-pilot-member table:name="0.2023" table:display="true" table:show-details="true"/>
                <table:data-pilot-member table:name="0.2066" table:display="true" table:show-details="true"/>
                <table:data-pilot-member table:name="0.22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bda Cost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 (ms)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8965" table:display="true" table:show-details="true"/>
                <table:data-pilot-member table:name="126155" table:display="true" table:show-details="true"/>
                <table:data-pilot-member table:name="134314" table:display="true" table:show-details="true"/>
                <table:data-pilot-member table:name="170879" table:display="true" table:show-details="true"/>
                <table:data-pilot-member table:name="195152" table:display="true" table:show-details="true"/>
                <table:data-pilot-member table:name="204414" table:display="true" table:show-details="true"/>
                <table:data-pilot-member table:name="345921" table:display="true" table:show-details="true"/>
                <table:data-pilot-member table:name="349935" table:display="true" table:show-details="true"/>
                <table:data-pilot-member table:name="439297" table:display="true" table:show-details="true"/>
                <table:data-pilot-member table:name="444914" table:display="true" table:show-details="true"/>
                <table:data-pilot-member table:name="494853" table:display="true" table:show-details="true"/>
                <table:data-pilot-member table:name="6268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out_2'.A1:'Pivot Table_out_2'.C10" table:buttons="'Pivot Table_out_2'.A1 'Pivot Table_out_2'.B1" table:grand-total="none" table:show-filter-button="false">
          <table:source-cell-range table:cell-range-address="out.A1:out.O28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hunk Size (MB)" table:orientation="row" table:used-hierarchy="0" table:function="auto">
            <table:data-pilot-level table:show-empty="false" calcext:repeat-item-labels="false">
              <table:data-pilot-members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Lambda Time (ms)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336.38" table:display="true" table:show-details="true"/>
                <table:data-pilot-member table:name="339.14" table:display="true" table:show-details="true"/>
                <table:data-pilot-member table:name="343.07" table:display="true" table:show-details="true"/>
                <table:data-pilot-member table:name="384.16" table:display="true" table:show-details="true"/>
                <table:data-pilot-member table:name="402.39" table:display="true" table:show-details="true"/>
                <table:data-pilot-member table:name="436.19" table:display="true" table:show-details="true"/>
                <table:data-pilot-member table:name="472.08" table:display="true" table:show-details="true"/>
                <table:data-pilot-member table:name="500.62" table:display="true" table:show-details="true"/>
                <table:data-pilot-member table:name="532.99" table:display="true" table:show-details="true"/>
                <table:data-pilot-member table:name="3,542.72" table:display="true" table:show-details="true"/>
                <table:data-pilot-member table:name="3,990.75" table:display="true" table:show-details="true"/>
                <table:data-pilot-member table:name="5,055.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21:11:08.4900823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31T21:17:03.882177730</dc:date>
    <meta:editing-duration>PT11M34S</meta:editing-duration>
    <meta:editing-cycles>7</meta:editing-cycles>
    <meta:generator>LibreOffice/7.2.4.1$MacOSX_X86_64 LibreOffice_project/27d75539669ac387bb498e35313b970b7fe9c4f9</meta:generator>
    <meta:document-statistic meta:table-count="3" meta:cell-count="497" meta:object-count="0"/>
  </office:meta>
</office:document-meta>
</file>